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marker-start="" draw:fill-color="#009900" draw:opacity="50%" draw:textarea-horizontal-align="justify" draw:textarea-vertical-align="middle" draw:auto-grow-height="false" fo:min-height="27.443cm" fo:min-width="9.019cm"/>
    </style:style>
    <style:style style:name="gr2" style:family="graphic" style:parent-style-name="standard">
      <style:graphic-properties draw:stroke="none" draw:marker-start="" draw:fill-color="#996600" draw:opacity="50%" draw:textarea-horizontal-align="justify" draw:textarea-vertical-align="middle" draw:auto-grow-height="false" fo:min-height="27.443cm" fo:min-width="9.055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ffffff" draw:opacity="0%" draw:textarea-horizontal-align="justify" draw:textarea-vertical-align="middle" draw:auto-grow-height="false" fo:min-height="1.655cm" fo:min-width="5.00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opacity="0%" draw:textarea-horizontal-align="justify" draw:textarea-vertical-align="middle" draw:auto-grow-height="false" fo:min-height="1.575cm" fo:min-width="4.92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opacity="0%" draw:textarea-horizontal-align="justify" draw:textarea-vertical-align="middle" draw:auto-grow-height="false" fo:min-height="1.575cm" fo:min-width="5.014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009900" draw:opacity="50%"/>
      <style:paragraph-properties fo:text-align="center"/>
    </style:style>
    <style:style style:name="P2" style:family="paragraph">
      <loext:graphic-properties draw:fill-color="#996600" draw:opacity="50%"/>
      <style:paragraph-properties fo:text-align="center"/>
    </style:style>
    <style:style style:name="P3" style:family="paragraph">
      <loext:graphic-properties draw:fill="solid" draw:fill-color="#ffffff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519cm" svg:height="27.693cm" svg:x="10.518cm" svg:y="1.0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55cm" svg:height="27.693cm" svg:x="0.952cm" svg:y="1.0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04cm" svg:height="1.905cm" svg:x="0.987cm" svg:y="1.0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04cm" svg:height="1.905cm" svg:x="14.487cm" svg:y="1.0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04cm" svg:height="1.905cm" svg:x="7.787cm" svg:y="4.4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94cm" svg:height="1.905cm" svg:x="7.761cm" svg:y="7.7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04cm" svg:height="1.905cm" svg:x="14.487cm" svg:y="4.4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94cm" svg:height="1.905cm" svg:x="7.761cm" svg:y="10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94cm" svg:height="1.905cm" svg:x="7.761cm" svg:y="14.0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94cm" svg:height="1.905cm" svg:x="7.761cm" svg:y="17.2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94cm" svg:height="1.905cm" svg:x="7.761cm" svg:y="20.4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04cm" svg:height="1.905cm" svg:x="7.787cm" svg:y="23.4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04cm" svg:height="1.905cm" svg:x="0.987cm" svg:y="20.4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04cm" svg:height="1.905cm" svg:x="0.987cm" svg:y="23.6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04cm" svg:height="1.905cm" svg:x="7.787cm" svg:y="26.623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91cm" svg:y1="2.928cm" svg:x2="7.726cm" svg:y2="4.374cm">
          <text:p/>
        </draw:line>
        <draw:line draw:style-name="gr6" draw:text-style-name="P4" draw:layer="layout" svg:x1="7.761cm" svg:y1="21.482cm" svg:x2="6.42cm" svg:y2="21.482cm">
          <text:p/>
        </draw:line>
        <draw:line draw:style-name="gr6" draw:text-style-name="P4" draw:layer="layout" svg:x1="3.633cm" svg:y1="22.37cm" svg:x2="3.654cm" svg:y2="23.605cm">
          <text:p/>
        </draw:line>
        <draw:line draw:style-name="gr6" draw:text-style-name="P4" draw:layer="layout" svg:x1="6.456cm" svg:y1="24.599cm" svg:x2="7.781cm" svg:y2="24.65cm">
          <text:p/>
        </draw:line>
        <draw:frame draw:style-name="gr7" draw:text-style-name="P6" draw:layer="layout" svg:width="5.329cm" svg:height="1.038cm" svg:x="1.08cm" svg:y="1.442cm">
          <draw:text-box>
            <text:p text:style-name="P5"><text:span text:style-name="T1">Bacterial 16S</text:span></text:p>
          </draw:text-box>
        </draw:frame>
        <draw:frame draw:style-name="gr7" draw:text-style-name="P6" draw:layer="layout" svg:width="5.329cm" svg:height="1.038cm" svg:x="14.581cm" svg:y="1.442cm">
          <draw:text-box>
            <text:p text:style-name="P5"><text:span text:style-name="T1">Fungal ITS</text:span></text:p>
          </draw:text-box>
        </draw:frame>
        <draw:line draw:style-name="gr6" draw:text-style-name="P4" draw:layer="layout" svg:x1="14.428cm" svg:y1="2.928cm" svg:x2="13.335cm" svg:y2="4.409cm">
          <text:p/>
        </draw:line>
        <draw:frame draw:style-name="gr8" draw:text-style-name="P7" draw:layer="layout" svg:width="5.516cm" svg:height="0.878cm" svg:x="7.825cm" svg:y="4.896cm">
          <draw:text-box>
            <text:p text:style-name="P5"><text:span text:style-name="T2">Remove primers</text:span></text:p>
          </draw:text-box>
        </draw:frame>
        <draw:frame draw:style-name="gr9" draw:text-style-name="P7" draw:layer="layout" svg:width="5.605cm" svg:height="2.285cm" svg:x="7.8cm" svg:y="8.143cm">
          <draw:text-box>
            <text:p text:style-name="P5"><text:span text:style-name="T2">Quality filtration</text:span></text:p>
          </draw:text-box>
        </draw:frame>
        <draw:frame draw:style-name="gr10" draw:text-style-name="P7" draw:layer="layout" svg:width="5.605cm" svg:height="0.962cm" svg:x="7.8cm" svg:y="11.396cm">
          <draw:text-box>
            <text:p text:style-name="P5"><text:span text:style-name="T2">ASV inferrence</text:span></text:p>
          </draw:text-box>
        </draw:frame>
        <draw:frame draw:style-name="gr10" draw:text-style-name="P7" draw:layer="layout" svg:width="5.605cm" svg:height="0.962cm" svg:x="7.8cm" svg:y="14.496cm">
          <draw:text-box>
            <text:p text:style-name="P5"><text:span text:style-name="T2">Remove chimeras</text:span></text:p>
          </draw:text-box>
        </draw:frame>
        <draw:frame draw:style-name="gr11" draw:text-style-name="P7" draw:layer="layout" svg:width="5.605cm" svg:height="1.505cm" svg:x="7.8cm" svg:y="17.396cm">
          <draw:text-box>
            <text:p text:style-name="P5"><text:span text:style-name="T2">Remove contaminants</text:span></text:p>
          </draw:text-box>
        </draw:frame>
        <draw:frame draw:style-name="gr10" draw:text-style-name="P7" draw:layer="layout" svg:width="5.605cm" svg:height="0.962cm" svg:x="7.8cm" svg:y="20.896cm">
          <draw:text-box>
            <text:p text:style-name="P5"><text:span text:style-name="T2">Assign taxonomy</text:span></text:p>
          </draw:text-box>
        </draw:frame>
        <draw:frame draw:style-name="gr11" draw:text-style-name="P7" draw:layer="layout" svg:width="5.516cm" svg:height="1.505cm" svg:x="7.825cm" svg:y="23.696cm">
          <draw:text-box>
            <text:p text:style-name="P5"><text:span text:style-name="T2">Prepare for analysis</text:span></text:p>
          </draw:text-box>
        </draw:frame>
        <draw:frame draw:style-name="gr8" draw:text-style-name="P7" draw:layer="layout" svg:width="5.516cm" svg:height="0.878cm" svg:x="0.925cm" svg:y="20.996cm">
          <draw:text-box>
            <text:p text:style-name="P5"><text:span text:style-name="T2">Assign species</text:span></text:p>
          </draw:text-box>
        </draw:frame>
        <draw:frame draw:style-name="gr8" draw:text-style-name="P7" draw:layer="layout" svg:width="5.516cm" svg:height="0.878cm" svg:x="0.925cm" svg:y="24.096cm">
          <draw:text-box>
            <text:p text:style-name="P5"><text:span text:style-name="T2">Build phylogeny</text:span></text:p>
          </draw:text-box>
        </draw:frame>
        <draw:frame draw:style-name="gr11" draw:text-style-name="P7" draw:layer="layout" svg:width="5.516cm" svg:height="1.505cm" svg:x="7.725cm" svg:y="26.796cm">
          <draw:text-box>
            <text:p text:style-name="P5"><text:span text:style-name="T2">Exploration and hypothesis tests</text:span></text:p>
          </draw:text-box>
        </draw:frame>
        <draw:frame draw:style-name="gr8" draw:text-style-name="P7" draw:layer="layout" svg:width="5.516cm" svg:height="0.878cm" svg:x="14.525cm" svg:y="4.896cm">
          <draw:text-box>
            <text:p text:style-name="P5"><text:span text:style-name="T2">Extract ITS region </text:span></text:p>
          </draw:text-box>
        </draw:frame>
        <draw:line draw:style-name="gr6" draw:text-style-name="P4" draw:layer="layout" svg:x1="8.819cm" svg:y1="6.35cm" svg:x2="8.84cm" svg:y2="7.706cm">
          <text:p/>
        </draw:line>
        <draw:line draw:style-name="gr6" draw:text-style-name="P4" draw:layer="layout" svg:x1="14.464cm" svg:y1="6.35cm" svg:x2="13.24cm" svg:y2="7.786cm">
          <text:p/>
        </draw:line>
        <draw:line draw:style-name="gr6" draw:text-style-name="P4" draw:layer="layout" svg:x1="13.315cm" svg:y1="5.264cm" svg:x2="14.499cm" svg:y2="5.291cm">
          <text:p/>
        </draw:line>
        <draw:line draw:style-name="gr6" draw:text-style-name="P4" draw:layer="layout" svg:x1="9.363cm" svg:y1="9.63cm" svg:x2="9.377cm" svg:y2="10.986cm">
          <text:p/>
        </draw:line>
        <draw:line draw:style-name="gr6" draw:text-style-name="P4" draw:layer="layout" svg:x1="11.688cm" svg:y1="9.61cm" svg:x2="11.702cm" svg:y2="10.966cm">
          <text:p/>
        </draw:line>
        <draw:line draw:style-name="gr6" draw:text-style-name="P4" draw:layer="layout" svg:x1="9.363cm" svg:y1="12.859cm" svg:x2="9.377cm" svg:y2="14.066cm">
          <text:p/>
        </draw:line>
        <draw:line draw:style-name="gr6" draw:text-style-name="P4" draw:layer="layout" svg:x1="11.689cm" svg:y1="12.841cm" svg:x2="11.703cm" svg:y2="14.048cm">
          <text:p/>
        </draw:line>
        <draw:line draw:style-name="gr6" draw:text-style-name="P4" draw:layer="layout" svg:x1="9.364cm" svg:y1="15.89cm" svg:x2="9.378cm" svg:y2="17.246cm">
          <text:p/>
        </draw:line>
        <draw:line draw:style-name="gr6" draw:text-style-name="P4" draw:layer="layout" svg:x1="11.689cm" svg:y1="15.87cm" svg:x2="11.703cm" svg:y2="17.226cm">
          <text:p/>
        </draw:line>
        <draw:line draw:style-name="gr6" draw:text-style-name="P4" draw:layer="layout" svg:x1="9.365cm" svg:y1="19.173cm" svg:x2="9.379cm" svg:y2="20.426cm">
          <text:p/>
        </draw:line>
        <draw:line draw:style-name="gr6" draw:text-style-name="P4" draw:layer="layout" svg:x1="11.69cm" svg:y1="19.155cm" svg:x2="11.704cm" svg:y2="20.408cm">
          <text:p/>
        </draw:line>
        <draw:line draw:style-name="gr6" draw:text-style-name="P4" draw:layer="layout" svg:x1="11.715cm" svg:y1="22.355cm" svg:x2="11.715cm" svg:y2="23.423cm">
          <text:p/>
        </draw:line>
        <draw:line draw:style-name="gr6" draw:text-style-name="P4" draw:layer="layout" svg:x1="11.743cm" svg:y1="25.34cm" svg:x2="11.758cm" svg:y2="26.666cm">
          <text:p/>
        </draw:line>
        <draw:line draw:style-name="gr6" draw:text-style-name="P4" draw:layer="layout" svg:x1="9.444cm" svg:y1="25.32cm" svg:x2="9.459cm" svg:y2="26.646cm">
          <text:p/>
        </draw:lin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 Zahn</meta:initial-creator>
    <meta:creation-date>2021-03-24T15:15:20.537730682</meta:creation-date>
    <dc:date>2021-03-28T08:53:15.792792833</dc:date>
    <dc:creator>Geoff Zahn</dc:creator>
    <meta:editing-duration>P1DT4H8M51S</meta:editing-duration>
    <meta:editing-cycles>9</meta:editing-cycles>
    <meta:generator>LibreOffice/6.0.7.3$Linux_X86_64 LibreOffice_project/00m0$Build-3</meta:generator>
    <meta:document-statistic meta:object-count="70"/>
  </office:meta>
</office:document-meta>
</file>